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 / Dragon</text:p>
          </table:table-cell>
          <table:table-cell table:style-name="ce1"/>
          <table:table-cell office:value-type="float" office:value="143" table:formula="of:=95*1.5+0.5" table:style-name="ce8">
            <text:p>143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128" table:formula="of:=85*1.5+0.5" table:style-name="ce8">
            <text:p>128</text:p>
          </table:table-cell>
          <table:table-cell office:value-type="float" office:value="188" table:formula="of:=125*1.5+0.5" table:style-name="ce8">
            <text:p>188</text:p>
          </table:table-cell>
          <table:table-cell office:value-type="float" office:value="113" table:formula="of:=75*1.5+0.5" table:style-name="ce8">
            <text:p>113</text:p>
          </table:table-cell>
          <table:table-cell office:value-type="float" office:value="83" table:formula="of:=55*1.5+0.5" table:style-name="ce8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5.105960264900659" table:formula="of:=AVERAGE([.F2:.F231])" table:style-name="ce1">
            <text:p>85.10596026</text:p>
          </table:table-cell>
          <table:table-cell office:value-type="float" office:value="107.21192052980132" table:formula="of:=AVERAGE([.G2:.G231])" table:style-name="ce1">
            <text:p>107.2119205</text:p>
          </table:table-cell>
          <table:table-cell office:value-type="float" office:value="97.278145695364245" table:formula="of:=AVERAGE([.H2:.H231])" table:style-name="ce1">
            <text:p>97.2781457</text:p>
          </table:table-cell>
          <table:table-cell office:value-type="float" office:value="91.284768211920536" table:formula="of:=AVERAGE([.I2:.I231])" table:style-name="ce1">
            <text:p>91.28476821</text:p>
          </table:table-cell>
          <table:table-cell office:value-type="float" office:value="83.920529801324506" table:formula="of:=AVERAGE([.J2:.J231])" table:style-name="ce1">
            <text:p>83.9205298</text:p>
          </table:table-cell>
          <table:table-cell office:value-type="float" office:value="83.907284768211923" table:formula="of:=AVERAGE([.K2:.K231])" table:style-name="ce1">
            <text:p>83.90728477</text:p>
          </table:table-cell>
          <table:table-cell table:style-name="ce1"/>
          <table:table-cell office:value-type="float" office:value="548.70860927152319" table:formula="of:=AVERAGE([.M2:.M231])" table:style-name="ce1">
            <text:p>548.70860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7T08:35:47Z</meta:creation-date>
    <dc:date>2022-04-05T09:29:59Z</dc:date>
    <meta:editing-duration>PT0S</meta:editing-duration>
  </office:meta>
</office:document-meta>
</file>